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0a5563" officeooo:paragraph-rsid="000a5563"/>
    </style:style>
    <style:style style:name="P2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960f6"/>
    </style:style>
    <style:style style:name="P3" style:family="paragraph" style:parent-style-name="Text_20_body">
      <style:paragraph-properties fo:margin-left="0in" fo:margin-right="0in" fo:text-align="end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960f6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960f6"/>
    </style:style>
    <style:style style:name="P5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Liberation Serif" fo:font-size="15pt" fo:letter-spacing="normal" fo:font-style="normal" fo:font-weight="bold" officeooo:rsid="0017d785" officeooo:paragraph-rsid="000960f6" style:font-size-asian="15pt" style:font-weight-asian="bold" style:font-size-complex="15pt" style:font-weight-complex="bold"/>
    </style:style>
    <style:style style:name="P6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Liberation Serif" fo:font-size="15pt" fo:letter-spacing="normal" fo:font-style="normal" fo:font-weight="bold" officeooo:paragraph-rsid="000960f6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officeooo:paragraph-rsid="001cc528"/>
    </style:style>
    <style:style style:name="P8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1b5024" officeooo:paragraph-rsid="001b5024" style:font-size-asian="12.25pt" style:font-weight-asian="normal" style:font-size-complex="14pt" style:font-weight-complex="normal"/>
    </style:style>
    <style:style style:name="P9" style:family="paragraph" style:parent-style-name="Text_20_body">
      <style:paragraph-properties fo:text-align="start" style:justify-single-word="false" fo:orphans="2" fo:widows="2" fo:break-before="page"/>
      <style:text-properties fo:font-variant="normal" fo:text-transform="none" fo:color="#000000" style:font-name="Liberation Serif" fo:font-size="14pt" fo:letter-spacing="normal" fo:font-style="normal" fo:font-weight="normal" officeooo:rsid="000c2bc6" officeooo:paragraph-rsid="000e1e2c" style:font-size-asian="12.25pt" style:font-weight-asian="normal" style:font-size-complex="14pt" style:font-weight-complex="normal"/>
    </style:style>
    <style:style style:name="P10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917aa" officeooo:paragraph-rsid="001917aa" style:font-weight-asian="normal" style:font-weight-complex="normal"/>
    </style:style>
    <style:style style:name="P11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00ca0" officeooo:paragraph-rsid="00200ca0" style:font-weight-asian="normal" style:font-weight-complex="normal"/>
    </style:style>
    <style:style style:name="P12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b5024" officeooo:paragraph-rsid="00209593" style:font-size-asian="12.25pt" style:font-weight-asian="normal" style:font-size-complex="14pt" style:font-weight-complex="normal"/>
    </style:style>
    <style:style style:name="P13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bold" officeooo:rsid="000fb584" officeooo:paragraph-rsid="00200ca0" style:font-size-asian="12.25pt" style:font-weight-asian="bold" style:font-size-complex="14pt" style:font-weight-complex="bold"/>
    </style:style>
    <style:style style:name="P14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officeooo:paragraph-rsid="001917aa"/>
    </style:style>
    <style:style style:name="P15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e1e2c" officeooo:paragraph-rsid="00200ca0" style:font-size-asian="12.25pt" style:font-weight-asian="normal" style:font-size-complex="14pt" style:font-weight-complex="normal"/>
    </style:style>
    <style:style style:name="P16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e1e2c" officeooo:paragraph-rsid="00209593" style:font-size-asian="12.25pt" style:font-weight-asian="normal" style:font-size-complex="14pt" style:font-weight-complex="normal"/>
    </style:style>
    <style:style style:name="P17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f75de" officeooo:paragraph-rsid="00200ca0" style:font-size-asian="12.25pt" style:font-weight-asian="normal" style:font-size-complex="14pt" style:font-weight-complex="normal"/>
    </style:style>
    <style:style style:name="P18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f75de" officeooo:paragraph-rsid="00209593" style:font-size-asian="12.25pt" style:font-weight-asian="normal" style:font-size-complex="14pt" style:font-weight-complex="normal"/>
    </style:style>
    <style:style style:name="P19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fb584" officeooo:paragraph-rsid="00200ca0" style:font-size-asian="12.25pt" style:font-weight-asian="normal" style:font-size-complex="14pt" style:font-weight-complex="normal"/>
    </style:style>
    <style:style style:name="P20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fb584" officeooo:paragraph-rsid="00200ca0" style:font-size-asian="12.25pt" style:font-weight-asian="normal" style:font-size-complex="14pt" style:font-weight-complex="normal"/>
    </style:style>
    <style:style style:name="P21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1b5024" officeooo:paragraph-rsid="001b5024" style:font-size-asian="12.25pt" style:font-weight-asian="normal" style:font-size-complex="14pt" style:font-weight-complex="normal"/>
    </style:style>
    <style:style style:name="P22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0fb584" officeooo:paragraph-rsid="000c2bc6" style:font-size-asian="12.25pt" style:font-weight-asian="bold" style:font-size-complex="14pt" style:font-weight-complex="bold"/>
    </style:style>
    <style:style style:name="P23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0fb584" officeooo:paragraph-rsid="00200ca0" style:font-size-asian="12.25pt" style:font-weight-asian="bold" style:font-size-complex="14pt" style:font-weight-complex="bold"/>
    </style:style>
    <style:style style:name="P24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0c2bc6" officeooo:paragraph-rsid="00200ca0" style:font-size-asian="12.25pt" style:font-weight-asian="bold" style:font-size-complex="14pt" style:font-weight-complex="bold"/>
    </style:style>
    <style:style style:name="P25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1b5024" officeooo:paragraph-rsid="00209593" style:font-size-asian="12.25pt" style:font-weight-asian="bold" style:font-size-complex="14pt" style:font-weight-complex="bold"/>
    </style:style>
    <style:style style:name="T1" style:family="text">
      <style:text-properties officeooo:rsid="00318c53"/>
    </style:style>
    <style:style style:name="T2" style:family="text">
      <style:text-properties officeooo:rsid="0017d78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9e8ff" style:font-weight-asian="normal" style:font-weight-complex="normal"/>
    </style:style>
    <style:style style:name="T5" style:family="text">
      <style:text-properties fo:font-weight="normal" officeooo:rsid="00200ca0" style:font-weight-asian="normal" style:font-weight-complex="normal"/>
    </style:style>
    <style:style style:name="T6" style:family="text">
      <style:text-properties officeooo:rsid="001917a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9e8ff"/>
    </style:style>
    <style:style style:name="T9" style:family="text">
      <style:text-properties officeooo:rsid="001ba69a"/>
    </style:style>
    <style:style style:name="T10" style:family="text">
      <style:text-properties fo:font-variant="normal" fo:text-transform="none" fo:color="#000000" style:font-name="Liberation Serif" fo:font-size="15pt" fo:letter-spacing="normal" fo:font-style="normal" fo:font-weight="bold" style:font-size-asian="15pt" style:font-weight-asian="bold" style:font-size-complex="15pt" style:font-weight-complex="bold"/>
    </style:style>
    <style:style style:name="T11" style:family="text">
      <style:text-properties fo:font-variant="normal" fo:text-transform="none" fo:color="#000000" style:font-name="Liberation Serif" fo:font-size="14pt" fo:letter-spacing="normal" fo:font-style="normal" fo:font-weight="bold" officeooo:rsid="001e92b2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style:font-name="Liberation Serif" fo:font-size="14pt" fo:letter-spacing="normal" fo:font-style="normal" fo:font-weight="bold" officeooo:rsid="001917aa" style:font-weight-asian="bold" style:font-weight-complex="bold"/>
    </style:style>
    <style:style style:name="T13" style:family="text">
      <style:text-properties fo:font-variant="normal" fo:text-transform="none" fo:color="#000000" style:font-name="Liberation Serif" fo:font-size="14pt" fo:letter-spacing="normal" fo:font-style="normal" fo:font-weight="bold" officeooo:rsid="001e92b2" style:font-weight-asian="bold" style:font-weight-complex="bold"/>
    </style:style>
    <style:style style:name="T14" style:family="text">
      <style:text-properties officeooo:rsid="001e92b2"/>
    </style:style>
    <style:style style:name="T15" style:family="text">
      <style:text-properties officeooo:rsid="00200ca0"/>
    </style:style>
    <style:style style:name="T16" style:family="text">
      <style:text-properties officeooo:rsid="002095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__DdeLink__335_587979201"/>МОСКОВСКИЙ АВИАЦИОННЫЙ ИНСТИТУТ</text:p>
      <text:p text:style-name="P2">(НАЦИОНАЛЬНЫЙ ИССЛЕДОВАТЕЛЬСКИЙ УНИВЕРСИТЕТ)</text:p>
      <text:p text:style-name="P2">Факультет <text:span text:style-name="T1">информационных технологий и </text:span>прикладной математики</text:p>
      <text:p text:style-name="P2">Кафедра вычислительной математики и программирования</text:p>
      <text:p text:style-name="P2"/>
      <text:p text:style-name="P2"/>
      <text:p text:style-name="P6">Отчет по <text:span text:style-name="T2">лабораторной работе №1</text:span></text:p>
      <text:p text:style-name="P5">«Добыч корпуса документов»</text:p>
      <text:p text:style-name="P5">по курсу</text:p>
      <text:p text:style-name="P7"><text:span text:style-name="T10">«</text:span><text:span text:style-name="T11">Информационный поиск</text:span><text:span text:style-name="T10">»</text:span></text:p>
      <text:p text:style-name="P4"/>
      <text:p text:style-name="P4"/>
      <text:p text:style-name="P4"/>
      <text:p text:style-name="P4"/>
      <text:p text:style-name="P3">Группа: М80-10<text:span text:style-name="T6">6</text:span>М</text:p>
      <text:p text:style-name="P3">Выполнил: <text:span text:style-name="T14">Забелин М. К.</text:span></text:p>
      <text:p text:style-name="P3">Преподаватель: Калинин А.Л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Москва, 201<text:bookmark-end text:name="__DdeLink__335_587979201"/><text:span text:style-name="T9">9</text:span></text:p>
      <text:p text:style-name="P14"><text:soft-page-break/><text:span text:style-name="T12">Л</text:span><text:span text:style-name="T13">абораторная работа №1. </text:span><text:span text:style-name="T7">Добыча корпуса документов</text:span></text:p>
      <text:p text:style-name="P10">Необходимо подготовить корпус документов, который будет использован при выполнении остальных лабораторных работ</text:p>
      <text:p text:style-name="P11">Для получения статей был написан парсер статей с сайта mobile-review.com. Все статьи сайта касаются мобильной техники. В результате был получен набор текстовых документов, разделенных по темам.</text:p>
      <text:p text:style-name="P24">Статистическая информация о корпусе</text:p>
      <text:list xml:id="list4606626518569534498" text:style-name="L1">
        <text:list-item>
          <text:p text:style-name="P15">Размер сырых данных — <text:span text:style-name="T15">неизвестно, так как не сохранялись</text:span></text:p>
        </text:list-item>
        <text:list-item>
          <text:p text:style-name="P16">Количество документов — <text:span text:style-name="T16">2994</text:span></text:p>
        </text:list-item>
        <text:list-item>
          <text:p text:style-name="P18">Размер «чистого» текста — <text:span text:style-name="T16">69,4 МБ</text:span></text:p>
        </text:list-item>
        <text:list-item>
          <text:p text:style-name="P17">Средний размер документа — <text:span text:style-name="T16">24.3</text:span> Кб</text:p>
        </text:list-item>
        <text:list-item>
          <text:p text:style-name="P19">Средний объем текста в документе — <text:span text:style-name="T16">13000 </text:span>символа</text:p>
        </text:list-item>
      </text:list>
      <text:p text:style-name="P20"/>
      <text:p text:style-name="P23">Вывод</text:p>
      <text:p text:style-name="P13"><text:span text:style-name="T3"><text:tab/></text:span><text:span text:style-name="T4">В ходе выполнения лабораторной я получил корпус документов по категории «</text:span><text:span text:style-name="T5">Мобильная техника</text:span><text:span text:style-name="T4">». Познакомился с библиотекой </text:span><text:span text:style-name="T5">Beautiful Soup </text:span><text:span text:style-name="T4">для Python. </text:span></text:p>
      <text:p text:style-name="P13"/>
      <text:p text:style-name="P25">Ссылка на Git репозиторий</text:p>
      <text:p text:style-name="P12"><text:span text:style-name="T16">https://github.com/Mikhail-Z/MAI/tree/master/sem10/Informational%20Search/is1</text:span></text:p>
      <text:p text:style-name="P9"/>
      <text:p text:style-name="P22"/>
      <text:p text:style-name="P8"/>
      <text:p text:style-name="P8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4:32:10.592072335</meta:creation-date>
    <dc:date>2019-04-27T12:02:38.492661375</dc:date>
    <meta:editing-duration>PT1H56M52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3" meta:paragraph-count="25" meta:word-count="146" meta:character-count="1198" meta:non-whitespace-character-count="1075"/>
  </office:meta>
</office:document-meta>
</file>